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4"/>
    <style:style style:name="P4" style:family="paragraph" style:parent-style-name="List_20_Paragraph" style:list-style-name="WWNum6"/>
    <style:style style:name="P5" style:family="paragraph" style:parent-style-name="List_20_Paragraph" style:list-style-name="WWNum5"/>
    <style:style style:name="T1" style:family="text">
      <style:text-properties fo:background-color="#ffff00"/>
    </style:style>
    <style:style style:name="T2" style:family="text">
      <style:text-properties style:font-name="Wingdings" style:font-name-asian="Wingdings2" style:font-name-complex="Wingdings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arpentry Evaluation Forms</text:p>
      <text:p text:style-name="Standard">Day 2 – 13th July 2016</text:p>
      <text:p text:style-name="Standard">(Strongly disagree = 1, Midway between Strongly agree and Neutral = 2, Neutral = 3, Midway between Neutral and Strongly disagree = 4, Strongly agree = 5)</text:p>
      <text:list xml:id="list6114764111674955658" text:style-name="WWNum2">
        <text:list-item>
          <text:p text:style-name="P2">I gained hands on experience in data extraction, munging and analysis</text:p>
        </text:list-item>
      </text:list>
      <text:p text:style-name="Standard">1 - </text:p>
      <text:p text:style-name="Standard">2 - 1</text:p>
      <text:p text:style-name="Standard">3 - 8</text:p>
      <text:p text:style-name="Standard">4 - 16</text:p>
      <text:p text:style-name="Standard">5 - <text:s/>5</text:p>
      <text:p text:style-name="Standard">3 x comments on munging – “Where are the dead bodies???” and “Munging???” and “no idea what this is”</text:p>
      <text:list xml:id="list142328212622274" text:continue-numbering="true" text:style-name="WWNum2">
        <text:list-item>
          <text:p text:style-name="P2">I feel more comfortable interacting with researchers and their data</text:p>
        </text:list-item>
      </text:list>
      <text:p text:style-name="Standard">1 - </text:p>
      <text:p text:style-name="Standard">2 - 4</text:p>
      <text:p text:style-name="Standard">3 - 9</text:p>
      <text:p text:style-name="Standard">4 - 16</text:p>
      <text:p text:style-name="Standard">5 - 1</text:p>
      <text:list xml:id="list142330098004190" text:continue-numbering="true" text:style-name="WWNum2">
        <text:list-item>
          <text:p text:style-name="P2">I feel more comfortable interacting with my data/data in my workplace</text:p>
        </text:list-item>
      </text:list>
      <text:p text:style-name="Standard">1 - </text:p>
      <text:p text:style-name="Standard">2 - 3</text:p>
      <text:p text:style-name="Standard">3 - 11</text:p>
      <text:p text:style-name="Standard">4 - 13</text:p>
      <text:p text:style-name="Standard">5 - 3</text:p>
      <text:list xml:id="list142330239227519" text:continue-numbering="true" text:style-name="WWNum2">
        <text:list-item>
          <text:p text:style-name="P2">I can recognise basic characteristics of computational thinking</text:p>
        </text:list-item>
      </text:list>
      <text:p text:style-name="Standard">1 - </text:p>
      <text:p text:style-name="Standard">2 - 2</text:p>
      <text:p text:style-name="Standard">3 - 4</text:p>
      <text:p text:style-name="Standard">4 - 20</text:p>
      <text:p text:style-name="Standard">5 - 4</text:p>
      <text:list xml:id="list142329844910353" text:continue-numbering="true" text:style-name="WWNum2">
        <text:list-item>
          <text:p text:style-name="P2">The workshops helped me learn with my peers in a supportive environment</text:p>
        </text:list-item>
      </text:list>
      <text:p text:style-name="Standard">1 - </text:p>
      <text:p text:style-name="Standard"><text:soft-page-break/>2 - 1</text:p>
      <text:p text:style-name="Standard">3 - 2</text:p>
      <text:p text:style-name="Standard">4 - 12</text:p>
      <text:p text:style-name="Standard">5 - 15</text:p>
      <text:p text:style-name="Standard">Comment – Not much support if you got behind</text:p>
      <text:list xml:id="list142329001244147" text:continue-numbering="true" text:style-name="WWNum2">
        <text:list-item>
          <text:p text:style-name="P2">What surprised you about today and why? Comments</text:p>
        </text:list-item>
      </text:list>
      <text:p text:style-name="List_20_Paragraph"/>
      <text:list xml:id="list794060577991378640" text:style-name="WWNum4">
        <text:list-item>
          <text:p text:style-name="P3">The complexity caught me by surprise – I have no former programming experience </text:p>
        </text:list-item>
        <text:list-item>
          <text:p text:style-name="P3">Complexity – I think there may have been assumptions around how much we had around programming</text:p>
        </text:list-item>
        <text:list-item>
          <text:p text:style-name="P3">What a level playing field it was!</text:p>
        </text:list-item>
        <text:list-item>
          <text:p text:style-name="P3">How much I enjoy learning coding </text:p>
        </text:list-item>
        <text:list-item>
          <text:p text:style-name="P3">I caught on to coding fairly well </text:p>
        </text:list-item>
        <text:list-item>
          <text:p text:style-name="P3">We seemed to be expected to have more knowledge around coding </text:p>
        </text:list-item>
        <text:list-item>
          <text:p text:style-name="P3">Python can be fun!</text:p>
        </text:list-item>
        <text:list-item>
          <text:p text:style-name="P3">Getting programs things to work was super satisfying!</text:p>
        </text:list-item>
        <text:list-item>
          <text:p text:style-name="P3">That I did understand some of the concepts</text:p>
        </text:list-item>
        <text:list-item>
          <text:p text:style-name="P3">How long ostensibly simple commands can be so complex and time consuming to define!</text:p>
        </text:list-item>
        <text:list-item>
          <text:p text:style-name="P3">Nothing</text:p>
        </text:list-item>
        <text:list-item>
          <text:p text:style-name="P3">The wind (outside)</text:p>
        </text:list-item>
        <text:list-item>
          <text:p text:style-name="P3">Learning a definition of munging (something about corpses?) </text:p>
        </text:list-item>
        <text:list-item>
          <text:p text:style-name="P3">The first part of the session felt a little disorganised</text:p>
        </text:list-item>
        <text:list-item>
          <text:p text:style-name="P3">How much practice is required to understand programming </text:p>
        </text:list-item>
        <text:list-item>
          <text:p text:style-name="P3">The concepts and application of learning outputs not easily grasped – prefer more concepts and understanding </text:p>
        </text:list-item>
        <text:list-item>
          <text:p text:style-name="P3">The Wifi worked </text:p>
        </text:list-item>
      </text:list>
      <text:p text:style-name="List_20_Paragraph"/>
      <text:list xml:id="list142328938851981" text:continue-list="list142329001244147" text:style-name="WWNum2">
        <text:list-item>
          <text:p text:style-name="P2">With a little more practice, can you envision a scenario in which you use the skills you’ve learned today in your work? (If so, describe it!) Comments </text:p>
        </text:list-item>
      </text:list>
      <text:p text:style-name="List_20_Paragraph"/>
      <text:list xml:id="list7763995616649309931" text:style-name="WWNum6">
        <text:list-item>
          <text:p text:style-name="P4">No, but I will at least know what IT/Researchers are talking about</text:p>
        </text:list-item>
        <text:list-item>
          <text:p text:style-name="P4">The only way I’ll use what we’ve learned is by way of conversations with researchers – won’t be actually manipulating data </text:p>
        </text:list-item>
        <text:list-item>
          <text:p text:style-name="P4">Lots of practice required. Too much packed into one day</text:p>
        </text:list-item>
        <text:list-item>
          <text:p text:style-name="P4">With a lot of peer to peer help…yes</text:p>
        </text:list-item>
        <text:list-item>
          <text:p text:style-name="P4">Teaching others about these tools</text:p>
        </text:list-item>
        <text:list-item>
          <text:p text:style-name="P4">Not sure yet but probably yes!</text:p>
        </text:list-item>
        <text:list-item>
          <text:p text:style-name="P4">Not sure</text:p>
        </text:list-item>
        <text:list-item>
          <text:p text:style-name="P4">Not really? Difficult to see the application in my workplace </text:p>
        </text:list-item>
        <text:list-item>
          <text:p text:style-name="P4">More that I can understand how researchers work with data</text:p>
        </text:list-item>
        <text:list-item>
          <text:p text:style-name="P4">For bibliometrics analysis. Calling API’s to pull in data eg, <text:span text:style-name="T1">Metrin</text:span>? </text:p>
        </text:list-item>
        <text:list-item>
          <text:p text:style-name="P4">I use some of this already but Alistair’s description of how to use functions to do separate tasks makes sense and will help a lot</text:p>
        </text:list-item>
        <text:list-item>
          <text:p text:style-name="P4">I think so… even just getting an overview could help me refer people to useful tools and potential solutions</text:p>
        </text:list-item>
        <text:list-item>
          <text:p text:style-name="P4">Possibly. I am probably less likely to use something like Python than I am to use Open Refine</text:p>
        </text:list-item>
        <text:list-item>
          <text:p text:style-name="P4"><text:soft-page-break/>We may think about using GIT to maintain our documentations and will try it to see how it goes</text:p>
        </text:list-item>
        <text:list-item>
          <text:p text:style-name="P4">Not really</text:p>
        </text:list-item>
        <text:list-item>
          <text:p text:style-name="P4">Yes, but not sure exactly what yet</text:p>
        </text:list-item>
        <text:list-item>
          <text:p text:style-name="P4">Yes. No</text:p>
        </text:list-item>
        <text:list-item>
          <text:p text:style-name="P4">Yes, will find more uses for Python at work <text:s/></text:p>
        </text:list-item>
        <text:list-item>
          <text:p text:style-name="P4">Yup, I do deal with some data in my work; also it’s good to learn about the capabilities/potential of Python as I deal with social sciences researchers </text:p>
        </text:list-item>
        <text:list-item>
          <text:p text:style-name="P4">Not yet!</text:p>
        </text:list-item>
        <text:list-item>
          <text:p text:style-name="P4">With a lot more practice maybe </text:p>
        </text:list-item>
        <text:list-item>
          <text:p text:style-name="P4">Yep – I can query stash and report on who’s doing what</text:p>
        </text:list-item>
        <text:list-item>
          <text:p text:style-name="P4">Not yet – need to think about it more </text:p>
        </text:list-item>
        <text:list-item>
          <text:p text:style-name="P4">Yes to alert researchers to tools that will help them <text:bookmark text:name="_GoBack"/></text:p>
        </text:list-item>
      </text:list>
      <text:p text:style-name="List_20_Paragraph"/>
      <text:list xml:id="list142330257699349" text:continue-list="list142328938851981" text:style-name="WWNum2">
        <text:list-item>
          <text:p text:style-name="P2">What could we have done better? Comments </text:p>
        </text:list-item>
      </text:list>
      <text:p text:style-name="List_20_Paragraph"/>
      <text:list xml:id="list6959361002181128617" text:style-name="WWNum5">
        <text:list-item>
          <text:p text:style-name="P5">Maybe not spend such a large portion of the workshop on programming </text:p>
        </text:list-item>
        <text:list-item>
          <text:p text:style-name="P5">Explanation around why we would want to perform certain functions</text:p>
        </text:list-item>
        <text:list-item>
          <text:p text:style-name="P5">Trainer had low communication skills and not great at explaining what he was doing in English – rather than computer speak</text:p>
        </text:list-item>
        <text:list-item>
          <text:p text:style-name="P5">The executions were a little fast</text:p>
        </text:list-item>
        <text:list-item>
          <text:p text:style-name="P5">Making sure everyone was set up appropriately early in the day</text:p>
        </text:list-item>
        <text:list-item>
          <text:p text:style-name="P5">Explained more background detail/overview of the functions we learned </text:p>
        </text:list-item>
        <text:list-item>
          <text:p text:style-name="P5">Lots of problems with it, would have been better to have code to view/copy as getting lost meant you got left behind</text:p>
        </text:list-item>
        <text:list-item>
          <text:p text:style-name="P5">A cheat sheet of Python – I can’t remember anything already!</text:p>
        </text:list-item>
        <text:list-item>
          <text:p text:style-name="P5">It was all good except problems with running on same computers. More advice needed</text:p>
        </text:list-item>
        <text:list-item>
          <text:p text:style-name="P5">If possible, to make installation more consistent, it would help focus on the task at hand</text:p>
        </text:list-item>
        <text:list-item>
          <text:p text:style-name="P5">Large group slowed us down when tech problems happened – but what can you do! <text:span text:style-name="T2"></text:span> </text:p>
        </text:list-item>
        <text:list-item>
          <text:p text:style-name="P5">Perhaps group according to skill sets to better manage mixed ability group</text:p>
        </text:list-item>
        <text:list-item>
          <text:p text:style-name="P5">Technology – particularly ensuring that we are all using the same operating systems as this caused lots of delays at the start of the day</text:p>
        </text:list-item>
        <text:list-item>
          <text:p text:style-name="P5">Python training is very comprehensive! </text:p>
        </text:list-item>
        <text:list-item>
          <text:p text:style-name="P5">Just want to say that the above ranking doesn’t necessarily reflect the experience just my inability to understand/connect with the learning and practice</text:p>
        </text:list-item>
        <text:list-item>
          <text:p text:style-name="P5">A cheat sheet of terms (Python) e.g string that we could refer to</text:p>
        </text:list-item>
        <text:list-item>
          <text:p text:style-name="P5">Probably a cheat sheet for Python programming language</text:p>
        </text:list-item>
        <text:list-item>
          <text:p text:style-name="P5">Explained what munging is</text:p>
        </text:list-item>
        <text:list-item>
          <text:p text:style-name="P5">Perhaps slides of the session. I felt quite lost at times (e.g What are we supposed to do and why etc) </text:p>
        </text:list-item>
        <text:list-item>
          <text:p text:style-name="P5">Divided the group. For exercise in the afternoon, used mixed ability groups to help learning</text:p>
        </text:list-item>
        <text:list-item>
          <text:p text:style-name="P5">The focus needs to be adjusted to be closer to the needs of librarians who are not training to be coders – rather they want to represent the potential of the techniques and tools </text:p>
        </text:list-item>
        <text:list-item>
          <text:p text:style-name="P5">Very hard to read coding at a distance </text:p>
        </text:list-item>
        <text:list-item>
          <text:p text:style-name="P5">More course instruction before the workshop might help </text:p>
        </text:list-item>
        <text:list-item>
          <text:p text:style-name="P5">Named my potatoes wrongly e.g 12345 so found it difficult to catch up! As definitely functions worked off real potato names </text:p>
        </text:list-item>
        <text:list-item>
          <text:p text:style-name="P5">All good</text:p>
        </text:list-item>
        <text:list-item>
          <text:p text:style-name="P5">Pre-tech setup but I think that’s the point </text:p>
        </text:list-item>
        <text:list-item>
          <text:p text:style-name="P5">It was really great, but head exploding day – I lost it after afternoon tea </text:p>
        </text:list-item>
      </text:list>
      <text:p text:style-name="List_20_Paragraph"/>
      <text:list xml:id="list142330333410650" text:continue-list="list142330257699349" text:style-name="WWNum2">
        <text:list-item>
          <text:p text:style-name="P2"><text:soft-page-break/>Overall, how would you rate today?</text:p>
        </text:list-item>
      </text:list>
      <text:p text:style-name="Standard">Terrible - </text:p>
      <text:p text:style-name="Standard">Bad - 1</text:p>
      <text:p text:style-name="Standard">OK - 11</text:p>
      <text:p text:style-name="Standard">Great - <text:s/>15</text:p>
      <text:p text:style-name="Standard">Amazing – 3</text:p>
      <text:p text:style-name="Standard">2 x comment on rating - OK – Alistair was good – he clearly knows his stuff</text:p>
      <text:p text:style-name="Standard">Great – but daunting </text:p>
      <text:p text:style-name="Standard">MORE WATER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rhd</meta:initial-creator>
    <dc:creator>ccrhd</dc:creator>
    <meta:editing-cycles>4</meta:editing-cycles>
    <meta:creation-date>2016-07-13T08:17:00</meta:creation-date>
    <dc:date>2016-07-13T10:23:00</dc:date>
    <meta:editing-duration>PT2H7M</meta:editing-duration>
    <meta:generator>LibreOffice/5.0.6.3$Windows_x86 LibreOffice_project/490fc03b25318460cfc54456516ea2519c11d1aa</meta:generator>
    <meta:document-statistic meta:table-count="0" meta:image-count="0" meta:object-count="0" meta:page-count="4" meta:paragraph-count="115" meta:word-count="1105" meta:character-count="5697" meta:non-whitespace-character-count="4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